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1cm" svg:height="0.493cm" svg:x="3.113cm" svg:y="4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2cm" svg:height="0.493cm" svg:x="6.07cm" svg:y="4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64cm" svg:height="0.493cm" svg:x="4.045cm" svg:y="8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901cm" svg:height="0.493cm" draw:transform="rotate (1.5707963267946) translate (5.219cm 7.4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6.408cm" svg:height="7.833cm" svg:x="2.391cm" svg:y="2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901cm" svg:height="0.493cm" svg:x="12.517cm" svg:y="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2cm" svg:height="0.493cm" svg:x="15.474cm" svg:y="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64cm" svg:height="0.493cm" svg:x="13.449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08cm" svg:height="7.833cm" svg:x="11.795cm" svg:y="2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svg:x="3.304cm" svg:y="1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64cm" svg:height="0.493cm" svg:x="4.236cm" svg:y="1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draw:transform="rotate (1.5707963267946) translate (5.41cm 16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08cm" svg:height="7.833cm" svg:x="2.58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svg:x="12.93cm" svg:y="1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2cm" svg:height="0.493cm" svg:x="15.887cm" svg:y="1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draw:transform="rotate (1.5707963267946) translate (15.036cm 16.6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08cm" svg:height="7.833cm" svg:x="12.208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svg:x="8.31cm" svg:y="2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2cm" svg:height="0.493cm" svg:x="11.267cm" svg:y="2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64cm" svg:height="0.493cm" svg:x="9.242cm" svg:y="2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1cm" svg:height="0.493cm" draw:transform="rotate (1.5707963267946) translate (10.416cm 23.5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Goebel</meta:initial-creator>
    <meta:creation-date>2012-04-13T08:49:29</meta:creation-date>
    <dc:date>2012-04-13T08:55:03</dc:date>
    <dc:creator>Patrick Goebel</dc:creator>
    <meta:editing-duration>PT00H05M35S</meta:editing-duration>
    <meta:editing-cycles>4</meta:editing-cycles>
    <meta:generator>OpenOffice.org/3.2$Linux OpenOffice.org_project/320m19$Build-9505</meta:generator>
    <meta:document-statistic meta:object-count="22"/>
  </office:meta>
</office:document-meta>
</file>